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23bc26" officeooo:paragraph-rsid="0023bc26" fo:background-color="#ffff00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bold" officeooo:rsid="0023bc26" officeooo:paragraph-rsid="0023bc2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paragraph-rsid="0023bc26"/>
    </style:style>
    <style:style style:name="T1" style:family="text">
      <style:text-properties fo:color="#000000" style:font-name="Liberation Serif" fo:font-size="10pt" fo:font-weight="normal" officeooo:rsid="0023bc26" fo:background-color="transparent" loext:char-shading-value="0" style:font-size-asian="10pt" style:font-weight-asian="normal" style:font-size-complex="10pt" style:font-weight-complex="normal"/>
    </style:style>
    <style:style style:name="T2" style:family="text">
      <style:text-properties fo:color="#000000" style:font-name="Liberation Serif" fo:font-size="10pt" fo:font-weight="normal" officeooo:rsid="00266947" fo:background-color="transparent" loext:char-shading-value="0" style:font-size-asian="10pt" style:font-weight-asian="normal" style:font-size-complex="10pt" style:font-weight-complex="normal"/>
    </style:style>
    <style:style style:name="T3" style:family="text">
      <style:text-properties officeooo:rsid="002669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LIBERA/linux_raspberrypi_book" text:style-name="Internet_20_link" text:visited-style-name="Visited_20_Internet_20_Link">https://github.com/ALIBERA/linux_raspberrypi_book</text:a></text:p>
      <text:p text:style-name="P1"/>
      <text:p text:style-name="P3">Собираем образ в Yocto</text:p>
      <text:p text:style-name="P4">Set up the development environment</text:p>
      <text:p text:style-name="P2">sudo apt update &amp;&amp; sudo apt -qy dist-upgrade &amp;&amp; sudo apt -qy install gawk wget git diffstat unzip texinfo gcc-multilib build-essential chrpath socat libsdl1.2-dev xterm sed cvs subversion coreutils texi2html docbook-utils python-pysqlite2 help2man desktop-file-utils libgl1-mesa-dev libglu1-mesa-dev mercurial autoconf automake groff curl lzop asciidoc u-boot-tools cpio sudo rsync linux-headers-$(uname -r) locales</text:p>
      <text:p text:style-name="P2"/>
      <text:p text:style-name="P4">Additional requirements:</text:p>
      <text:p text:style-name="P2">sudo apt -qy install python python3 python3-pip python3-pexpect python3-git xz-utils debianutils iputils-ping zstd liblz4-tool</text:p>
      <text:p text:style-name="P2"/>
      <text:p text:style-name="P4">Install repo</text:p>
      <text:p text:style-name="P2">mkdir -p ~/.bin</text:p>
      <text:p text:style-name="P2">PATH="${HOME}/.bin:${PATH}"</text:p>
      <text:p text:style-name="P2">curl https://storage.googleapis.com/git-repo-downloads/repo &gt; ~/.bin/repo</text:p>
      <text:p text:style-name="P2">chmod a+rx ~/.bin/repo</text:p>
      <text:p text:style-name="P2"/>
      <text:p text:style-name="P4">Rainbow PS1</text:p>
      <text:p text:style-name="P2">OPTIONAL To make life less boring, add as last line of $HOME/.bashrc</text:p>
      <text:p text:style-name="P2">export PS1="\[$(tput bold)\]\[$(tput setaf 1)\]\u\[$(tput setaf 208)\]@\[$(tput setaf 3)\h\[$(tput setaf 2)\]:\d \[$(tput setaf 4)\]\@:\[$(tput setaf 55)\]\w\n$PROMPT_COLOR\$ \[$(tput sgr0)\]"</text:p>
      <text:p text:style-name="P2"/>
      <text:p text:style-name="P4">Make sure you are working on a bigdisk</text:p>
      <text:p text:style-name="P2"/>
      <text:p text:style-name="P2">Then mount:</text:p>
      <text:p text:style-name="P2"/>
      <text:p text:style-name="P2">sudo mkdir /bigdisk</text:p>
      <text:p text:style-name="P5"><text:span text:style-name="T1">sudo chown </text:span><text:span text:style-name="T2">evg</text:span><text:span text:style-name="T1">:</text:span><text:span text:style-name="T2">evg</text:span><text:span text:style-name="T1"> /bigdisk</text:span></text:p>
      <text:p text:style-name="P2">sudo mount /dev/xvdf /bigdisk</text:p>
      <text:p text:style-name="P2">cd /bigdisk</text:p>
      <text:p text:style-name="P2">mkdir raspberrypi</text:p>
      <text:p text:style-name="P2">cd raspberrypi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02T07:29:19.662344485</dc:date>
    <meta:editing-duration>PT2H22M39S</meta:editing-duration>
    <meta:editing-cycles>33</meta:editing-cycles>
    <meta:document-statistic meta:table-count="0" meta:image-count="0" meta:object-count="0" meta:page-count="1" meta:paragraph-count="22" meta:word-count="148" meta:character-count="1257" meta:non-whitespace-character-count="1131"/>
  </office:meta>
</office:document-meta>
</file>